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1aef16"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1aef16" style:font-size-asian="20pt" style:font-weight-asian="bold" style:font-size-complex="20pt" style:font-weight-complex="bold"/>
    </style:style>
    <style:style style:name="P9" style:family="paragraph" style:parent-style-name="Standard">
      <style:text-properties style:font-name="Liberation Serif" fo:font-size="14pt" style:text-underline-style="none" fo:font-weight="normal" officeooo:rsid="01070e4d" officeooo:paragraph-rsid="01184c97" style:font-size-asian="14pt" style:font-weight-asian="normal" style:font-size-complex="14pt" style:font-weight-complex="normal"/>
    </style:style>
    <style:style style:name="P10" style:family="paragraph" style:parent-style-name="Standard">
      <style:text-properties style:font-name="Liberation Serif" fo:font-size="14pt" style:text-underline-style="none" fo:font-weight="normal" officeooo:rsid="01184c97" officeooo:paragraph-rsid="01184c97" style:font-size-asian="14pt" style:font-weight-asian="normal" style:font-size-complex="14pt" style:font-weight-complex="normal"/>
    </style:style>
    <style:style style:name="P11" style:family="paragraph" style:parent-style-name="Standard">
      <style:text-properties style:font-name="Liberation Serif" fo:font-size="14pt" style:text-underline-style="none" fo:font-weight="normal" officeooo:rsid="01184c97" officeooo:paragraph-rsid="011aef16"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11aef16" officeooo:paragraph-rsid="011aef16"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rsid="011c5809" officeooo:paragraph-rsid="011c5809"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11c5809" officeooo:paragraph-rsid="011d7e4a" style:font-size-asian="14pt" style:font-weight-asian="normal" style:font-size-complex="14pt" style:font-weight-complex="normal"/>
    </style:style>
    <style:style style:name="P15" style:family="paragraph" style:parent-style-name="Standard" style:list-style-name="L1">
      <style:text-properties style:font-name="Liberation Serif" fo:font-size="14pt" style:text-underline-style="none" fo:font-weight="normal" officeooo:rsid="01184c97" officeooo:paragraph-rsid="01184c97" style:font-size-asian="14pt" style:font-weight-asian="normal" style:font-size-complex="14pt" style:font-weight-complex="normal"/>
    </style:style>
    <style:style style:name="P16" style:family="paragraph" style:parent-style-name="Standard" style:list-style-name="L1">
      <style:text-properties style:font-name="Liberation Serif" fo:font-size="14pt" style:text-underline-style="none" fo:font-weight="normal" officeooo:rsid="01184c97" officeooo:paragraph-rsid="011aef16"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1c5809" officeooo:paragraph-rsid="011c5809"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1c5809" officeooo:paragraph-rsid="011e342e"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normal" officeooo:rsid="011c5809" officeooo:paragraph-rsid="0121caea" style:font-size-asian="14pt" style:font-weight-asian="normal" style:font-size-complex="14pt" style:font-weight-complex="normal"/>
    </style:style>
    <style:style style:name="P20" style:family="paragraph" style:parent-style-name="Standard">
      <style:text-properties style:font-name="Liberation Serif" fo:font-size="14pt" style:text-underline-style="none" fo:font-weight="normal" officeooo:rsid="011e342e" officeooo:paragraph-rsid="011e342e" style:font-size-asian="14pt" style:font-weight-asian="normal" style:font-size-complex="14pt" style:font-weight-complex="normal"/>
    </style:style>
    <style:style style:name="P21" style:family="paragraph" style:parent-style-name="Standard">
      <style:text-properties style:font-name="Liberation Serif" fo:font-size="14pt" style:text-underline-style="none" fo:font-weight="normal" officeooo:rsid="011e342e" officeooo:paragraph-rsid="01209a1e" style:font-size-asian="14pt" style:font-weight-asian="normal" style:font-size-complex="14pt" style:font-weight-complex="normal"/>
    </style:style>
    <style:style style:name="P22" style:family="paragraph" style:parent-style-name="Standard">
      <style:text-properties style:font-name="Liberation Serif" fo:font-size="14pt" style:text-underline-style="none" fo:font-weight="normal" officeooo:rsid="011fc88d" officeooo:paragraph-rsid="0121caea" style:font-size-asian="14pt" style:font-weight-asian="normal" style:font-size-complex="14pt" style:font-weight-complex="normal"/>
    </style:style>
    <style:style style:name="P23" style:family="paragraph" style:parent-style-name="Standard">
      <style:text-properties style:font-name="Liberation Serif" fo:font-size="14pt" style:text-underline-style="none" fo:font-weight="normal" officeooo:rsid="01209a1e" officeooo:paragraph-rsid="01209a1e" style:font-size-asian="14pt" style:font-weight-asian="normal" style:font-size-complex="14pt" style:font-weight-complex="normal"/>
    </style:style>
    <style:style style:name="P24" style:family="paragraph" style:parent-style-name="Standard">
      <style:text-properties style:font-name="Liberation Serif" fo:font-size="14pt" style:text-underline-style="none" fo:font-weight="normal" officeooo:rsid="01209a1e" officeooo:paragraph-rsid="0121caea" style:font-size-asian="14pt" style:font-weight-asian="normal" style:font-size-complex="14pt" style:font-weight-complex="normal"/>
    </style:style>
    <style:style style:name="P25" style:family="paragraph" style:parent-style-name="Standard">
      <style:text-properties style:font-name="Liberation Serif" fo:font-size="14pt" style:text-underline-style="none" fo:font-weight="normal" officeooo:rsid="0121caea" officeooo:paragraph-rsid="0121caea" style:font-size-asian="14pt" style:font-weight-asian="normal" style:font-size-complex="14pt" style:font-weight-complex="normal"/>
    </style:style>
    <style:style style:name="P26" style:family="paragraph" style:parent-style-name="Standard">
      <style:text-properties style:font-name="Liberation Serif" fo:font-size="14pt" style:text-underline-style="none" fo:font-weight="normal" officeooo:rsid="01226a77" officeooo:paragraph-rsid="01226a77" style:font-size-asian="14pt" style:font-weight-asian="normal" style:font-size-complex="14pt" style:font-weight-complex="normal"/>
    </style:style>
    <style:style style:name="T1" style:family="text">
      <style:text-properties officeooo:rsid="0091e28d"/>
    </style:style>
    <style:style style:name="T2" style:family="text">
      <style:text-properties officeooo:rsid="00f6a5c3"/>
    </style:style>
    <style:style style:name="T3" style:family="text">
      <style:text-properties officeooo:rsid="01184c97"/>
    </style:style>
    <style:style style:name="T4" style:family="text">
      <style:text-properties officeooo:rsid="011aef16"/>
    </style:style>
    <style:style style:name="T5" style:family="text">
      <style:text-properties fo:font-weight="bold" style:font-weight-asian="bold" style:font-weight-complex="bold"/>
    </style:style>
    <style:style style:name="T6" style:family="text">
      <style:text-properties fo:font-weight="bold" officeooo:rsid="011c5809" style:font-weight-asian="bold" style:font-weight-complex="bold"/>
    </style:style>
    <style:style style:name="T7" style:family="text">
      <style:text-properties fo:font-weight="bold" officeooo:rsid="011d7e4a" style:font-weight-asian="bold" style:font-weight-complex="bold"/>
    </style:style>
    <style:style style:name="T8" style:family="text">
      <style:text-properties officeooo:rsid="011c5809"/>
    </style:style>
    <style:style style:name="T9" style:family="text">
      <style:text-properties officeooo:rsid="011ca51e"/>
    </style:style>
    <style:style style:name="T10" style:family="text">
      <style:text-properties officeooo:rsid="011d7e4a"/>
    </style:style>
    <style:style style:name="T11" style:family="text">
      <style:text-properties style:text-underline-style="solid" style:text-underline-width="auto" style:text-underline-color="font-color" officeooo:rsid="011d7e4a"/>
    </style:style>
    <style:style style:name="T12" style:family="text">
      <style:text-properties style:text-position="super 58%" officeooo:rsid="01209a1e"/>
    </style:style>
    <style:style style:name="T13" style:family="text">
      <style:text-properties style:text-position="super 58%" officeooo:rsid="0121caea"/>
    </style:style>
    <style:style style:name="T14" style:family="text">
      <style:text-properties style:text-position="0% 100%"/>
    </style:style>
    <style:style style:name="T15" style:family="text">
      <style:text-properties style:text-position="0% 100%" officeooo:rsid="011e8785"/>
    </style:style>
    <style:style style:name="T16" style:family="text">
      <style:text-properties style:text-position="0% 100%" officeooo:rsid="01209a1e"/>
    </style:style>
    <style:style style:name="T17" style:family="text">
      <style:text-properties style:text-position="0% 100%" officeooo:rsid="0121caea"/>
    </style:style>
    <style:style style:name="T18" style:family="text">
      <style:text-properties officeooo:rsid="01209a1e"/>
    </style:style>
    <style:style style:name="T19" style:family="text">
      <style:text-properties officeooo:rsid="0121caea"/>
    </style:style>
    <style:style style:name="T20" style:family="text">
      <style:text-properties officeooo:rsid="01226a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Slab Interface Changes</text:span>.</text:p>
      <text:p text:style-name="P1">Richard Parker <text:span text:style-name="T3">10.11</text:span>.201<text:span text:style-name="T1">7</text:span></text:p>
      <text:p text:style-name="P6"/>
      <text:p text:style-name="P7">Section 1 – Introduction</text:p>
      <text:p text:style-name="P4"/>
      <text:p text:style-name="P9">This document <text:span text:style-name="T3">is my notebook for a re-organization of the slab-level interfaces. <text:s/>One need for this reorganization became apparent when Steve Linton tried to integrate slab multiply, transpose and echelize into GAP, and found that . . .</text:span></text:p>
      <text:p text:style-name="P10"/>
      <text:list xml:id="list1878112013952831661" text:style-name="L1">
        <text:list-item>
          <text:p text:style-name="P15">Slab Echelize must be passed pointers as to where the multiplier, remnant and cleaner should be placed. <text:s/>The size requirements on these (particularly the remnant) are unclear, stupid and undocumented. <text:s/>The correct sizes to use should be readily available.</text:p>
        </text:list-item>
        <text:list-item>
          <text:p text:style-name="P16">Slab Echelize destroys the input matrix at the moment. <text:s/>Hence GAP must copy it first, which is really a waste of time. <text:s/>Future versions of slab echelize will work less simplistically, so that soon Slab Echelize will not gain from the right to destroy the input, and this right should be removed now, leaving the simplistic Slab Echelize the job of doing the copy<text:span text:style-name="T9"> as long as it is not replaced</text:span>.</text:p>
        </text:list-item>
      </text:list>
      <text:p text:style-name="P11"/>
      <text:p text:style-name="P8">Section <text:span text:style-name="T4">2</text:span> – <text:span text:style-name="T4">Size computation routines.</text:span></text:p>
      <text:p text:style-name="P5"/>
      <text:p text:style-name="P12">The amount of memory needed to hold the Dfmt for a matrix with a given field, rows and columns can <text:span text:style-name="T10">already </text:span>be reliably computed already in two ways.</text:p>
      <text:p text:style-name="P12"/>
      <text:p text:style-name="P12">The FIELD structure contains the number of entries per byte (f-&gt;entbyte) and <text:span text:style-name="T10">(f-&gt;bytesper) </text:span>the number of bytes for a unit<text:span text:style-name="T10"> (1,2,4 or 8)</text:span>, so the number of bytes for a row with "noc" columns is obtained by dividing noc by f-&gt;entbyte (rounding up), then multiplying by f-&gt;bytesper. <text:s/>The size of the matrix is therefore this value times the number of rows.</text:p>
      <text:p text:style-name="P12"/>
      <text:p text:style-name="P12">A second way to compute this size is to set a DSPACE with the field and the number of columns. <text:s/>The "nob" field in the DSPACE structure then gives the number of bytes each row takes up, and this must again be multiplied by the number of rows to get the exact correct size.</text:p>
      <text:p text:style-name="P12"/>
      <text:p text:style-name="P12">There will now be a third way implemented in slab, namely</text:p>
      <text:p text:style-name="P12"/>
      <text:p text:style-name="P12"><text:span text:style-name="T5">uint64_t SL</text:span><text:span text:style-name="T6">S</text:span><text:span text:style-name="T5">ize(FIELD * f, uint64_t nor, uint64_t noc)</text:span> to compute the number of bytes of Dfmt needed to hold a matrix with nor rows, each with noc columns over the (set) field f.</text:p>
      <text:p text:style-name="P12"/>
      <text:p text:style-name="P12">So far, this is primarily syntactic sugar, since it is not that hard to compute <text:span text:style-name="T10">size by one of the </text:span><text:soft-page-break/><text:span text:style-name="T10">previous two methods. <text:s/></text:span>The maximum sizes of the output matrices for slab echelize, however, <text:span text:style-name="T10">is</text:span> not so easy to compute since the rank <text:span text:style-name="T8">may</text:span> unknown.</text:p>
      <text:p text:style-name="P12"/>
      <text:p text:style-name="P13">Firstly suppose by some magic the rank is known. <text:s/>In that case the SLSize routine can be used to compute the exact size. . . suppose the input matrix has 'nor' rows, 'noc' columns and has rank 'rank'.</text:p>
      <text:p text:style-name="P13"/>
      <text:p text:style-name="P13">The multiplier is SLSize(f,rank,rank)</text:p>
      <text:p text:style-name="P13">The cleaner is SLSize(f,nor-rank,rank)</text:p>
      <text:p text:style-name="P18">The remnant is SLSize(f,rank,no<text:span text:style-name="T18">c</text:span>-rank)</text:p>
      <text:p text:style-name="P13"/>
      <text:p text:style-name="P13">If, however, the rank is not known (expected to be the usual case), an adequate size may be obtained by calling the following routines</text:p>
      <text:p text:style-name="P13"/>
      <text:p text:style-name="P13"><text:span text:style-name="T7">uint64_t </text:span><text:span text:style-name="T5">SLSizeM(</text:span><text:span text:style-name="T7">FIELD * f, uint64_t </text:span><text:span text:style-name="T5">nor</text:span><text:span text:style-name="T7">, uint64_t n</text:span><text:span text:style-name="T5">oc)</text:span><text:span text:style-name="T10"> to compute a size sufficient to hold the </text:span><text:span text:style-name="T11">multiplier</text:span><text:span text:style-name="T10"> resulting from a call to a slab echelize routine given a matrix with the provided field, nor and noc, whatever the rank may be.</text:span></text:p>
      <text:p text:style-name="P13"/>
      <text:p text:style-name="P14"><text:span text:style-name="T7">uint64_t </text:span><text:span text:style-name="T5">SLSize</text:span><text:span text:style-name="T7">C</text:span><text:span text:style-name="T5">(</text:span><text:span text:style-name="T7">FIELD * f, uint64_t </text:span><text:span text:style-name="T5">nor</text:span><text:span text:style-name="T7">, uint64_t n</text:span><text:span text:style-name="T5">oc)</text:span><text:span text:style-name="T10"> to compute a size sufficient to hold the </text:span><text:span text:style-name="T11">cleaner</text:span><text:span text:style-name="T10"> resulting from a call to a slab echelize routine given a matrix with the provided field, nor and noc, <text:s/>whatever the rank may be.</text:span></text:p>
      <text:p text:style-name="P14"/>
      <text:p text:style-name="P14"><text:span text:style-name="T7">uint64_t </text:span><text:span text:style-name="T5">SLSize</text:span><text:span text:style-name="T7">R</text:span><text:span text:style-name="T5">(</text:span><text:span text:style-name="T7">FIELD * f, uint64_t </text:span><text:span text:style-name="T5">nor</text:span><text:span text:style-name="T7">, uint64_t n</text:span><text:span text:style-name="T5">oc)</text:span><text:span text:style-name="T10"> to compute a size sufficient to hold the </text:span><text:span text:style-name="T11">remnant</text:span><text:span text:style-name="T10"> resulting from a call to a slab echelize routine given a matrix with the provided field, nor and noc, whatever the rank may be.</text:span></text:p>
      <text:p text:style-name="P13"/>
      <text:p text:style-name="P13">These routine may give a slight overestimate - there may be no rank that actually needs all of this space - but the wastage will be minimal.</text:p>
      <text:p text:style-name="P13"/>
      <text:p text:style-name="P20">Here are the algorithms used.</text:p>
      <text:p text:style-name="P20"/>
      <text:p text:style-name="P20">For SLSizeM the computation is simply to take the maximum rank as the minimum of nor and noc, and computing the size that a rank x rank matrix occupies.</text:p>
      <text:p text:style-name="P20"/>
      <text:p text:style-name="P24">Let Q = bytesper/entbyte be the number of bytes (ignoring rounding) that an entry takes up. <text:s/>A row always takes less than Q.noc+1.</text:p>
      <text:p text:style-name="P20"/>
      <text:p text:style-name="P25">For SLSizeR (the remnant), the maximum<text:span text:style-name="T20"> size</text:span> occurs at roughly R=noc/2.<text:span text:style-name="T20"> <text:s/>Let T = noc/2 rounded down and let f(T) = T*bytesper/entbyte rounded up . <text:s/>Then the space required is less than (T+1)</text:span>*(<text:span text:style-name="T20">f(T)</text:span>+1)<text:span text:style-name="T20">.</text:span></text:p>
      <text:p text:style-name="P22"><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10T12:15:51.797529942</dc:date>
    <meta:editing-duration>P4DT10H2M6S</meta:editing-duration>
    <meta:editing-cycles>441</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27" meta:word-count="711" meta:character-count="4053" meta:non-whitespace-character-count="3356"/>
  </office:meta>
</office:document-meta>
</file>